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Light" svg:font-family="'Lato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draw:marker-start-width="0.215cm" draw:marker-end-width="0.215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otted_20__28_var_29_" svg:stroke-color="#a3db5e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455cm"/>
    </style:style>
    <style:style style:name="gr8" style:family="graphic" style:parent-style-name="standard">
      <style:graphic-properties draw:stroke="none" svg:stroke-color="#000000" draw:fill="none" draw:fill-color="#ffffff" fo:min-height="0.1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Light"/>
    </style:style>
    <style:style style:name="P3" style:family="paragraph">
      <style:paragraph-properties fo:text-align="center"/>
      <style:text-properties style:font-name="DejaVu Sans Light" fo:font-size="10pt" style:font-size-asian="10pt" style:font-size-complex="10pt"/>
    </style:style>
    <style:style style:name="P4" style:family="paragraph">
      <style:paragraph-properties fo:text-align="center"/>
      <style:text-properties style:font-name="DejaVu Sans Light" fo:font-size="9pt" style:font-size-asian="9pt" style:font-size-complex="9pt"/>
    </style:style>
    <style:style style:name="P5" style:family="paragraph">
      <style:paragraph-properties fo:text-align="center"/>
      <style:text-properties style:font-name="DejaVu Sans Light" fo:font-size="8pt" style:font-size-asian="8pt" style:font-size-complex="8pt"/>
    </style:style>
    <style:style style:name="T1" style:family="text">
      <style:text-properties style:font-name="DejaVu Sans Light" fo:font-size="10pt" style:font-size-asian="10pt" style:font-size-complex="10pt"/>
    </style:style>
    <style:style style:name="T2" style:family="text">
      <style:text-properties style:font-name="DejaVu Sans Light" fo:font-size="9pt" style:font-size-asian="9pt" style:font-size-complex="9pt"/>
    </style:style>
    <style:style style:name="T3" style:family="text">
      <style:text-properties style:font-name="DejaVu Sans Light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cm" svg:y1="2.9cm" svg:x2="2.9cm" svg:y2="2.9cm">
          <text:p/>
        </draw:line>
        <draw:line draw:style-name="gr1" draw:text-style-name="P1" draw:layer="layout" svg:x1="3.288cm" svg:y1="2.9cm" svg:x2="4.788cm" svg:y2="2.9cm">
          <text:p/>
        </draw:line>
        <draw:line draw:style-name="gr1" draw:text-style-name="P1" draw:layer="layout" svg:x1="3.3cm" svg:y1="2.9cm" svg:x2="3.3cm" svg:y2="3.6cm">
          <text:p/>
        </draw:line>
        <draw:line draw:style-name="gr1" draw:text-style-name="P1" draw:layer="layout" svg:x1="2.9cm" svg:y1="2.9cm" svg:x2="2.9cm" svg:y2="3.6cm">
          <text:p/>
        </draw:line>
        <draw:custom-shape draw:style-name="gr2" draw:text-style-name="P1" draw:layer="layout" svg:width="0.5cm" svg:height="0.5cm" svg:x="2.852cm" svg:y="3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107cm" svg:y1="3.887cm" svg:x2="3.107cm" svg:y2="4.198cm">
          <text:p/>
        </draw:line>
        <draw:line draw:style-name="gr3" draw:text-style-name="P1" draw:layer="layout" svg:x1="3.108cm" svg:y1="4.199cm" svg:x2="5.5cm" svg:y2="4.199cm">
          <text:p/>
        </draw:line>
        <draw:custom-shape draw:style-name="gr2" draw:text-style-name="P1" draw:layer="layout" svg:width="0.6cm" svg:height="0.6cm" draw:transform="rotate (-1.5707963267949) translate (6.1cm 3.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6.108cm" svg:y1="4.199cm" svg:x2="6.9cm" svg:y2="4.199cm">
          <text:p/>
        </draw:line>
        <draw:custom-shape draw:style-name="gr2" draw:text-style-name="P1" draw:layer="layout" svg:width="0.6cm" svg:height="0.6cm" draw:transform="rotate (-1.5707963267949) translate (7.5cm 3.9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8cm" svg:height="0.6cm" svg:x="8.3cm" svg:y="3.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508cm" svg:y1="4.199cm" svg:x2="8.3cm" svg:y2="4.199cm">
          <text:p/>
        </draw:line>
        <draw:path draw:style-name="gr4" draw:text-style-name="P1" draw:layer="layout" svg:width="0.459cm" svg:height="0.46cm" draw:transform="skewX (0.0118682389135615) rotate (-0.781034840267463) translate (8.67365413615617cm 3.75764263886569cm)" svg:viewBox="0 0 460 461" svg:d="M0 461c231 0 230-150 230-230 0-81 46-162 57-173 12-12 34-47 173-58">
          <text:p/>
        </draw:path>
        <draw:path draw:style-name="gr4" draw:text-style-name="P1" draw:layer="layout" svg:width="0.459cm" svg:height="0.46cm" draw:transform="skewX (0.0118682389135614) rotate (-0.781034840267463) translate (8.67465413615617cm 3.85764263886569cm)" svg:viewBox="0 0 460 461" svg:d="M0 461c231 0 230-150 230-230 0-81 46-162 57-173 12-12 34-47 173-58">
          <text:p/>
        </draw:path>
        <draw:path draw:style-name="gr4" draw:text-style-name="P1" draw:layer="layout" svg:width="0.459cm" svg:height="0.46cm" draw:transform="skewX (0.0118682389135614) rotate (-0.781034840267463) translate (8.67565413615617cm 3.95764263886569cm)" svg:viewBox="0 0 460 461" svg:d="M0 461c231 0 230-150 230-230 0-81 46-162 57-173 12-12 34-47 173-58">
          <text:p/>
        </draw:path>
        <draw:line draw:style-name="gr4" draw:text-style-name="P1" draw:layer="layout" svg:x1="8.653cm" svg:y1="4.227cm" svg:x2="8.753cm" svg:y2="4.327cm">
          <text:p/>
        </draw:line>
        <draw:line draw:style-name="gr4" draw:text-style-name="P1" draw:layer="layout" svg:x1="8.639cm" svg:y1="4.013cm" svg:x2="8.739cm" svg:y2="4.113cm">
          <text:p/>
        </draw:line>
        <draw:line draw:style-name="gr3" draw:text-style-name="P1" draw:layer="layout" svg:x1="9.108cm" svg:y1="4.199cm" svg:x2="9.9cm" svg:y2="4.199cm">
          <text:p/>
        </draw:line>
        <draw:custom-shape draw:style-name="gr2" draw:text-style-name="P1" draw:layer="layout" svg:width="0.8cm" svg:height="0.6cm" svg:x="9.9cm" svg:y="3.9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0.459cm" svg:height="0.46cm" draw:transform="skewX (0.0118682389135614) rotate (-0.781034840267463) translate (10.2736541361562cm 3.75764263886569cm)" svg:viewBox="0 0 460 461" svg:d="M0 461c231 0 230-150 230-230 0-81 46-162 57-173 12-12 34-47 173-58">
          <text:p/>
        </draw:path>
        <draw:path draw:style-name="gr4" draw:text-style-name="P1" draw:layer="layout" svg:width="0.459cm" svg:height="0.46cm" draw:transform="skewX (0.0118682389135615) rotate (-0.781034840267463) translate (10.2746541361562cm 3.85764263886569cm)" svg:viewBox="0 0 460 461" svg:d="M0 461c231 0 230-150 230-230 0-81 46-162 57-173 12-12 34-47 173-58">
          <text:p/>
        </draw:path>
        <draw:path draw:style-name="gr4" draw:text-style-name="P1" draw:layer="layout" svg:width="0.459cm" svg:height="0.46cm" draw:transform="skewX (0.0118682389135615) rotate (-0.781034840267463) translate (10.2756541361562cm 3.95764263886569cm)" svg:viewBox="0 0 460 461" svg:d="M0 461c231 0 230-150 230-230 0-81 46-162 57-173 12-12 34-47 173-58">
          <text:p/>
        </draw:path>
        <draw:line draw:style-name="gr4" draw:text-style-name="P1" draw:layer="layout" svg:x1="10.253cm" svg:y1="4.127cm" svg:x2="10.353cm" svg:y2="4.227cm">
          <text:p/>
        </draw:line>
        <draw:custom-shape draw:style-name="gr2" draw:text-style-name="P1" draw:layer="layout" svg:width="0.5cm" svg:height="0.5cm" svg:x="11.501cm" svg:y="3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708cm" svg:y1="4.199cm" svg:x2="11.5cm" svg:y2="4.199cm">
          <text:p/>
        </draw:line>
        <draw:line draw:style-name="gr4" draw:text-style-name="P1" draw:layer="layout" svg:x1="11.581cm" svg:y1="4.378cm" svg:x2="11.944cm" svg:y2="4.015cm">
          <text:p/>
        </draw:line>
        <draw:line draw:style-name="gr4" draw:text-style-name="P1" draw:layer="layout" svg:x1="11.937cm" svg:y1="4.371cm" svg:x2="11.551cm" svg:y2="4.037cm">
          <text:p/>
        </draw:line>
        <draw:custom-shape draw:style-name="gr2" draw:text-style-name="P1" draw:layer="layout" svg:width="0.5cm" svg:height="0.5cm" svg:x="11.502cm" svg:y="4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757cm" svg:y1="4.445cm" svg:x2="11.757cm" svg:y2="4.851cm">
          <text:p/>
        </draw:line>
        <draw:path draw:style-name="gr4" draw:text-style-name="P1" draw:layer="layout" svg:width="0.375cm" svg:height="0.334cm" draw:transform="skewX (-0.479791011373241) rotate (-1.02817346234986) translate (11.7528442924479cm 4.78717065020201cm)" svg:viewBox="0 0 376 335" svg:d="M0 335c190 0 189-109 188-168 0-58 37-117 46-125 10-9 29-34 142-42">
          <text:p/>
        </draw:path>
        <draw:custom-shape draw:style-name="gr2" draw:text-style-name="P1" draw:layer="layout" svg:width="0.929cm" svg:height="0.59cm" draw:transform="rotate (-3.14159265358979) translate (13.75cm 4.5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008cm" svg:y1="4.199cm" svg:x2="12.822cm" svg:y2="4.199cm">
          <text:p/>
        </draw:line>
        <draw:custom-shape draw:style-name="gr5" draw:text-style-name="P1" draw:layer="layout" svg:width="1.99cm" svg:height="1.386cm" svg:x="4.678cm" svg:y="3.49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354cm" svg:height="2.18cm" svg:x="4.478cm" svg:y="3.27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386cm" svg:height="0.705cm" svg:x="12.678cm" svg:y="3.302cm">
          <draw:text-box>
            <text:p text:style-name="P2"><text:span text:style-name="T1">ADC</text:span></text:p>
          </draw:text-box>
        </draw:frame>
        <draw:frame draw:style-name="gr7" draw:text-style-name="P3" draw:layer="layout" svg:width="3.089cm" svg:height="1.081cm" svg:x="10.222cm" svg:y="5.234cm">
          <draw:text-box>
            <text:p text:style-name="P2"><text:span text:style-name="T1">Local Oscillator (LO)</text:span></text:p>
          </draw:text-box>
        </draw:frame>
        <draw:frame draw:style-name="gr7" draw:text-style-name="P3" draw:layer="layout" svg:width="2.711cm" svg:height="0.705cm" svg:x="10.435cm" svg:y="3.335cm">
          <draw:text-box>
            <text:p text:style-name="P2"><text:span text:style-name="T1">Mixer</text:span></text:p>
          </draw:text-box>
        </draw:frame>
        <draw:frame draw:style-name="gr7" draw:text-style-name="P4" draw:layer="layout" svg:width="2.711cm" svg:height="1.37cm" svg:x="8.936cm" svg:y="2.598cm">
          <draw:text-box>
            <text:p text:style-name="P4"><text:span text:style-name="T2">Notch/ Bandstop Filter</text:span></text:p>
          </draw:text-box>
        </draw:frame>
        <draw:frame draw:style-name="gr7" draw:text-style-name="P4" draw:layer="layout" svg:width="2.711cm" svg:height="0.997cm" svg:x="7.308cm" svg:y="2.967cm">
          <draw:text-box>
            <text:p text:style-name="P4"><text:span text:style-name="T2">Bandpass Filter</text:span></text:p>
          </draw:text-box>
        </draw:frame>
        <draw:frame draw:style-name="gr7" draw:text-style-name="P3" draw:layer="layout" svg:width="2.711cm" svg:height="0.705cm" svg:x="5.838cm" svg:y="4.437cm">
          <draw:text-box>
            <text:p text:style-name="P2"><text:span text:style-name="T1">Amplifier</text:span></text:p>
          </draw:text-box>
        </draw:frame>
        <draw:frame draw:style-name="gr7" draw:text-style-name="P3" draw:layer="layout" svg:width="3.256cm" svg:height="1.081cm" svg:x="3.991cm" svg:y="2.886cm">
          <draw:text-box>
            <text:p text:style-name="P2"><text:span text:style-name="T1">Low Noise Amplifier (LNA)</text:span></text:p>
          </draw:text-box>
        </draw:frame>
        <draw:frame draw:style-name="gr7" draw:text-style-name="P3" draw:layer="layout" svg:width="2.711cm" svg:height="1.081cm" svg:x="1.702cm" svg:y="1.782cm">
          <draw:text-box>
            <text:p text:style-name="P2"><text:span text:style-name="T1">Receptor/ Receiver</text:span></text:p>
          </draw:text-box>
        </draw:frame>
        <draw:frame draw:style-name="gr7" draw:text-style-name="P3" draw:layer="layout" svg:width="2.711cm" svg:height="0.705cm" svg:x="1.161cm" svg:y="3.591cm">
          <draw:text-box>
            <text:p text:style-name="P2"><text:span text:style-name="T1">Balun</text:span></text:p>
          </draw:text-box>
        </draw:frame>
        <draw:frame draw:style-name="gr8" draw:text-style-name="P5" draw:layer="layout" svg:width="1.634cm" svg:height="0.586cm" svg:x="4.495cm" svg:y="4.385cm">
          <draw:text-box>
            <text:p text:style-name="P2"><text:span text:style-name="T3">T=20 K</text:span></text:p>
          </draw:text-box>
        </draw:frame>
        <draw:frame draw:style-name="gr8" draw:text-style-name="P5" draw:layer="layout" svg:width="1.606cm" svg:height="0.586cm" svg:x="4.273cm" svg:y="4.969cm">
          <draw:text-box>
            <text:p text:style-name="P2"><text:span text:style-name="T3">T=70 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Light" svg:font-family="'Lato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iffin </meta:initial-creator>
    <meta:creation-date>2016-04-13T13:20:11.854300267</meta:creation-date>
    <dc:date>2016-04-13T14:01:58.534593350</dc:date>
    <dc:creator>griffin </dc:creator>
    <meta:editing-duration>PT29M31S</meta:editing-duration>
    <meta:editing-cycles>5</meta:editing-cycles>
    <meta:generator>LibreOffice/4.2.8.2$Linux_X86_64 LibreOffice_project/420m0$Build-2</meta:generator>
    <meta:document-statistic meta:object-count="45"/>
  </office:meta>
</office:document-meta>
</file>